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color="#444444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widows="0" fo:orphans="0" fo:margin-bottom="0.1111in" fo:line-height="105%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T25" style:parent-style-name="Fonteparág.padrão" style:family="text">
      <style:text-properties style:font-name="Arial" style:font-name-asian="Arial" fo:font-size="11pt" style:font-size-asian="11pt" style:font-size-complex="11pt"/>
    </style:style>
    <style:style style:name="T26" style:parent-style-name="Fonteparág.padrão" style:family="text">
      <style:text-properties style:font-name="Arial" style:font-name-asian="Arial" fo:font-weight="bold" style:font-weight-asian="bold" style:font-weight-complex="bold" fo:font-size="11pt" style:font-size-asian="11pt" style:font-size-complex="11pt"/>
    </style:style>
    <style:style style:name="T27" style:parent-style-name="Fonteparág.padrão" style:family="text">
      <style:text-properties style:font-name="Arial" style:font-name-asian="Arial" fo:font-size="11pt" style:font-size-asian="11pt" style:font-size-complex="11pt"/>
    </style:style>
    <style:style style:name="T28" style:parent-style-name="Fonteparág.padrão" style:family="text">
      <style:text-properties style:font-name="Arial" style:font-name-asian="Arial" fo:font-size="11pt" style:font-size-asian="11pt" style:font-size-complex="11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1pt" style:font-size-asian="11pt" style:font-size-complex="11pt"/>
    </style:style>
    <style:style style:name="T30" style:parent-style-name="Fonteparág.padrão" style:family="text">
      <style:text-properties style:font-name="Arial" style:font-name-asian="Arial" fo:font-size="11pt" style:font-size-asian="11pt" style:font-size-complex="11pt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T34" style:parent-style-name="Fonteparág.padrão" style:family="text">
      <style:text-properties style:font-name="Arial" style:font-name-asian="Arial" fo:color="#222222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T36" style:parent-style-name="Hyperlink" style:family="text">
      <style:text-properties style:font-name="Arial" style:font-name-asian="Arial" fo:color="#1155CC" fo:font-size="11pt" style:font-size-asian="11pt" style:font-size-complex="11pt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T38" style:parent-style-name="Fonteparág.padrão" style:family="text">
      <style:text-properties fo:font-weight="bold" style:font-weight-asian="bold" style:font-weight-complex="bold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T44" style:parent-style-name="Fonteparág.padrão" style:family="text">
      <style:text-properties fo:font-weight="bold" style:font-weight-asian="bold" style:font-weight-complex="bold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T46" style:parent-style-name="Fonteparág.padrão" style:family="text">
      <style:text-properties fo:font-weight="bold" style:font-weight-asian="bold" style:font-weight-complex="bold"/>
    </style:style>
    <style:style style:name="T47" style:parent-style-name="Fonteparág.padrão" style:family="text">
      <style:text-properties fo:font-weight="bold" style:font-weight-asian="bold" style:font-weight-complex="bold"/>
    </style:style>
    <style:style style:name="T48" style:parent-style-name="Fonteparág.padrão" style:family="text">
      <style:text-properties style:font-name="Arial" style:font-name-asian="Arial" fo:font-size="11pt" style:font-size-asian="11pt" style:font-size-complex="11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 fo:font-size="11pt" style:font-size-asian="11pt" style:font-size-complex="11pt"/>
    </style:style>
    <style:style style:name="T50" style:parent-style-name="Fonteparág.padrão" style:family="text">
      <style:text-properties style:font-name="Arial" style:font-name-asian="Arial" fo:font-size="11pt" style:font-size-asian="11pt" style:font-size-complex="11pt"/>
    </style:style>
  </office:automatic-styles>
  <office:body>
    <office:text text:use-soft-page-breaks="true">
      <text:p text:style-name="P1">Universidade Federal de Goiás - UFG</text:p>
      <text:p text:style-name="P2">Aluno: João Pedro Salgado Di Cavalcanti Cunha – 201515572</text:p>
      <text:p text:style-name="Standard"><text:span text:style-name="T3">Matéria: Leitura de Software</text:span></text:p>
      <text:p text:style-name="Standard"/>
      <text:p text:style-name="Standard"><text:span text:style-name="T4">1</text:span>. git version</text:p>
      <text:p text:style-name="Standard"><text:span text:style-name="T5">2</text:span>.</text:p>
      <text:p text:style-name="Standard"><text:s text:c="4"/>1. lista a configuração da máquina local</text:p>
      <text:p text:style-name="Standard"><text:s text:c="4"/>2. Renomeia ou move um arquivo para outro nome</text:p>
      <text:p text:style-name="Standard"><text:s text:c="4"/>3.Desfaz todas as modificações que foram realizadas e retorna os arquivos ao estado original <text:s text:c="14"/>do <text:s/>ultimo commit.</text:p>
      <text:p text:style-name="Standard"><text:s text:c="4"/>4.Verifica os últimos 27 históricos de commits</text:p>
      <text:p text:style-name="Standard"><text:s text:c="4"/>5.Exibe informações de ajuda sobre o Git</text:p>
      <text:p text:style-name="Standard"><text:s text:c="4"/>6.Exibe informações de ajuda para voltar uma head atual para um estado específico<text:s/></text:p>
      <text:p text:style-name="Standard"><text:s text:c="4"/>7.Adiciona o arquivo em todos os estados(novo,modificado,deletado)</text:p>
      <text:p text:style-name="Standard"><text:s text:c="4"/>8.Adiciona apenas arquivos que foram modificados e verifica se eles não foram excluídos.</text:p>
      <text:p text:style-name="Standard"/>
      <text:p text:style-name="Standard"><text:span text:style-name="T6">3</text:span>. git commit</text:p>
      <text:p text:style-name="Standard"><text:span text:style-name="T7">4</text:span>. git log</text:p>
      <text:p text:style-name="Standard"><text:span text:style-name="T8">5</text:span>. git status -u</text:p>
      <text:p text:style-name="Standard"><text:span text:style-name="T9">6</text:span>. git commit</text:p>
      <text:p text:style-name="Standard"><text:span text:style-name="T10">7</text:span>. git checkout -- &lt;file&gt;</text:p>
      <text:p text:style-name="Standard"><text:span text:style-name="T11">8</text:span>.Se o seu repositório não possuir arquivos cobertos pelo .gitignore já comittados, basta adicionar o .gitignore usando git add .gitignore e git commit -m “mensagem aqui".</text:p>
      <text:p text:style-name="Normal">Se o seu repositório já possuir arquivos cobertos pelo .gitignore já comittados, será necessário executar o comando git rm -r –cached substituindo &lt;arquivos cobertos&gt; pelos arquivos que devem ser removidos do repositório e, depois de fazer essa operação, só então executar git add .gitignore e git commit -m “Adds .gitignore file“;</text:p>
      <text:p text:style-name="Standard"><text:span text:style-name="T12">9</text:span>. Poderá ser resetado caso uma clonagem no repositorio tenha sido realizada.</text:p>
      <text:p text:style-name="Standard"><text:span text:style-name="T13">10</text:span>.<text:s/><text:span text:style-name="T14">git clone url-do-projeto</text:span></text:p>
      <text:p text:style-name="Standard"><text:span text:style-name="T15">11</text:span>. git log --pretty=oneline</text:p>
      <text:p text:style-name="Standard"><text:span text:style-name="T16">12</text:span>. .gitconfig</text:p>
      <text:p text:style-name="Standard"><text:span text:style-name="T17">13</text:span>. git init</text:p>
      <text:p text:style-name="Standard"><text:span text:style-name="T18">14</text:span>. .git</text:p>
      <text:p text:style-name="Standard"><text:span text:style-name="T19">15</text:span>. git add –u</text:p>
      <text:p text:style-name="P20"><text:span text:style-name="T21">16</text:span>. Hash significa – algoritmo de dispersão seguro ,O SHA1 implementa um algoritmo de hash sem chave, que pega uma mensagem de até 264 bits e produz um resumo da mensagem de 160-bits e é utilizado para a verificação de integridade da mensagem.<text:s/></text:p>
      <text:p text:style-name="Standard"><text:span text:style-name="T22">17</text:span>. Git show para exibir os últimos commitees realizados no git</text:p>
      <text:p text:style-name="Standard"><text:span text:style-name="T23">18</text:span>. Eles passam para o estado de "inalterado"</text:p>
      <text:p text:style-name="Standard"><text:span text:style-name="T24">19</text:span>.<text:s/><text:span text:style-name="T25">git reset --soft HEAD~1</text:span><text:span text:style-name="T26"><text:s/>=<text:s/></text:span><text:span text:style-name="T27">Sua última alteração será desfeita, mas suas alterações no arquivo permanecerão na área de trabalho</text:span></text:p>
      <text:p text:style-name="Standard"><text:span text:style-name="T28">git reset –hard</text:span><text:span text:style-name="T29"><text:s/>=<text:s/></text:span><text:span text:style-name="T30">Desfaz todos os arquivos e a árvore que está sendo trabalhada desde o primeiro commit</text:span></text:p>
      <text:p text:style-name="Standard"><text:span text:style-name="T31">20</text:span>. git clean -df</text:p>
      <text:p text:style-name="Standard"><text:span text:style-name="T32">21</text:span>. .gitignore</text:p>
      <text:p text:style-name="Standard"><text:span text:style-name="T33">22</text:span>.<text:span text:style-name="T34"><text:s/></text:span>git rm --cached &lt;file&gt;</text:p>
      <text:p text:style-name="Standard"><text:span text:style-name="T35">23</text:span>. git clone<text:s/><text:a xlink:href="https://github.com/jquery/jquery.git" office:target-frame-name="_top" xlink:show="replace"><text:span text:style-name="T36">https://github.com/jquery/jquery.git</text:span></text:a></text:p>
      <text:p text:style-name="Standard"><text:span text:style-name="T37">24</text:span>. Acontece que o git exibirá logs de acordo com as atividades, resumo da contagem de tarefas e e-mail do autor.</text:p>
      <text:p text:style-name="Standard"><text:span text:style-name="T38">25</text:span>. Exibe a URL de origem do repositório.</text:p>
      <text:p text:style-name="Standard"><text:span text:style-name="T39">26</text:span>. git tag</text:p>
      <text:p text:style-name="Standard"><text:span text:style-name="T40">27</text:span>. git tag --list '2.0'</text:p>
      <text:soft-page-break/>
      <text:p text:style-name="Standard"><text:span text:style-name="T41">28</text:span>. Uma tag anotada será criada na versão 3.4-gold com a seguinte mensagem " minha versão ouro".</text:p>
      <text:p text:style-name="Standard"><text:span text:style-name="T42">29</text:span>. O comando mostra a informação da pessoa que criou a tag, a data de quando o commit foi taggeado, e a mensagem antes de mostrar a informação do commit.</text:p>
      <text:p text:style-name="Standard"><text:span text:style-name="T43">30</text:span>. Empurra o ramo 3.4-gold para a origem dele.</text:p>
      <text:p text:style-name="Standard"><text:span text:style-name="T44">31</text:span>. Modifica a mensagem do último commit.</text:p>
      <text:p text:style-name="Standard"><text:span text:style-name="T45">32</text:span>. Reseta um node criado na árvore para commit para o HEAD da branch corrente.<text:s/></text:p>
      <text:p text:style-name="Standard"><text:span text:style-name="T46">33</text:span>. Isto substitui as alterações na sua árvore de trabalho com o conteúdo mais recente no HEAD, sobrescrevendo alterações locais.</text:p>
      <text:p text:style-name="Standard"><text:span text:style-name="T47">34.</text:span><text:s/>O<text:s/><text:span text:style-name="T48">git reset HEAD x.txt altera somente uma parte do ramo na arvore, git checkout -- a.txt</text:span><text:span text:style-name="T49"><text:s/></text:span><text:span text:style-name="T50">altera todos o arquivo local sobrescrevendo suas alteraçõ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widows="0" fo:orphans="0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fo:widows="0" fo:orphans="0"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widows="0" fo:orphans="0"/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o Pedro Salgado</dc:creator>
    <meta:creation-date>2017-08-19T13:25:00Z</meta:creation-date>
    <dc:date>2017-08-19T13:25:00Z</dc:date>
    <meta:template xlink:href="Normal.dotm" xlink:type="simple"/>
    <meta:editing-cycles>4</meta:editing-cycles>
    <meta:editing-duration>PT0S</meta:editing-duration>
    <meta:document-statistic meta:page-count="1" meta:paragraph-count="6" meta:word-count="491" meta:character-count="3140" meta:row-count="22" meta:non-whitespace-character-count="2655"/>
  </office:meta>
</office:document-meta>
</file>